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svg:font-family="'Google Sans', arial, sans-serif"/>
    <style:font-face style:name="Lohit Devanagari1" svg:font-family="'Lohit Devanagari'"/>
    <style:font-face style:name="Menlo" svg:font-family="Menlo, Monaco, Consolas, 'liberation mono', 'courier new', monospace"/>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1f5d0a" officeooo:paragraph-rsid="001f5d0a" style:font-size-asian="14pt" style:font-size-complex="14pt"/>
    </style:style>
    <style:style style:name="P2" style:family="paragraph" style:parent-style-name="Standard">
      <style:paragraph-properties fo:text-align="justify" style:justify-single-word="false"/>
      <style:text-properties fo:font-size="14pt" fo:font-style="italic" fo:font-weight="bold" officeooo:rsid="001f5d0a" officeooo:paragraph-rsid="00206e4e" style:font-size-asian="14pt" style:font-style-asian="italic" style:font-weight-asian="bold" style:font-size-complex="14pt" style:font-style-complex="italic" style:font-weight-complex="bold"/>
    </style:style>
    <style:style style:name="P3" style:family="paragraph" style:parent-style-name="Standard">
      <style:paragraph-properties fo:text-align="justify" style:justify-single-word="false"/>
      <style:text-properties fo:font-size="14pt" fo:font-style="italic" fo:font-weight="bold" officeooo:rsid="00206e4e" officeooo:paragraph-rsid="00206e4e"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style:font-name="Liberation Serif" fo:font-size="14pt" officeooo:rsid="001f5d0a" officeooo:paragraph-rsid="00206e4e" style:font-size-asian="14pt" style:font-size-complex="14pt"/>
    </style:style>
    <style:style style:name="P5"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1f5d0a" officeooo:paragraph-rsid="00206e4e" style:font-size-asian="14pt" style:font-size-complex="14pt"/>
    </style:style>
    <style:style style:name="P6"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fo:font-weight="normal" officeooo:rsid="00206e4e" officeooo:paragraph-rsid="00206e4e" style:font-size-asian="14pt" style:font-size-complex="14pt"/>
    </style:style>
    <style:style style:name="P7" style:family="paragraph" style:parent-style-name="Standard">
      <style:paragraph-properties fo:text-align="justify" style:justify-single-word="false"/>
      <style:text-properties fo:font-variant="normal" fo:text-transform="none" fo:color="#000000" style:font-name="Liberation Serif" fo:font-size="14pt" fo:letter-spacing="normal" fo:font-style="italic" fo:font-weight="bold" officeooo:rsid="001f5d0a" officeooo:paragraph-rsid="00274bd7" style:font-size-asian="14pt" style:font-style-asian="italic" style:font-weight-asian="bold" style:font-size-complex="14pt" style:font-style-complex="italic" style:font-weight-complex="bold"/>
    </style:style>
    <style:style style:name="P8" style:family="paragraph" style:parent-style-name="Standard">
      <style:paragraph-properties fo:text-align="justify" style:justify-single-word="false"/>
      <style:text-properties fo:font-variant="normal" fo:text-transform="none" fo:color="#000000" style:font-name="Menlo" fo:font-size="12pt" fo:letter-spacing="normal" fo:font-style="normal" fo:font-weight="normal" officeooo:rsid="00206e4e" officeooo:paragraph-rsid="00206e4e" style:font-size-asian="14pt" style:font-size-complex="14pt"/>
    </style:style>
    <style:style style:name="P9" style:family="paragraph" style:parent-style-name="Standard">
      <style:paragraph-properties fo:text-align="justify" style:justify-single-word="false"/>
      <style:text-properties fo:font-size="14pt" fo:font-style="italic" fo:font-weight="bold" officeooo:rsid="002507c4" officeooo:paragraph-rsid="002507c4" style:font-size-asian="14pt" style:font-style-asian="italic" style:font-weight-asian="bold" style:font-size-complex="14pt" style:font-style-complex="italic" style:font-weight-complex="bold"/>
    </style:style>
    <style:style style:name="P10" style:family="paragraph" style:parent-style-name="Standard">
      <style:paragraph-properties fo:text-align="justify" style:justify-single-word="false"/>
      <style:text-properties fo:font-size="14pt" officeooo:rsid="001f5d0a" officeooo:paragraph-rsid="001f5d0a" style:font-size-asian="14pt" style:font-size-complex="14pt"/>
    </style:style>
    <style:style style:name="P11" style:family="paragraph" style:parent-style-name="Standard">
      <style:paragraph-properties fo:text-align="justify" style:justify-single-word="false"/>
      <style:text-properties fo:font-size="14pt" officeooo:rsid="001f5d0a" officeooo:paragraph-rsid="00206e4e" style:font-size-asian="14pt" style:font-size-complex="14pt"/>
    </style:style>
    <style:style style:name="P12" style:family="paragraph" style:parent-style-name="Standard">
      <style:paragraph-properties fo:text-align="justify" style:justify-single-word="false"/>
      <style:text-properties fo:font-size="14pt" officeooo:rsid="00206e4e" officeooo:paragraph-rsid="00206e4e" style:font-size-asian="14pt" style:font-size-complex="14pt"/>
    </style:style>
    <style:style style:name="P13" style:family="paragraph" style:parent-style-name="Standard">
      <style:paragraph-properties fo:text-align="justify" style:justify-single-word="false"/>
      <style:text-properties fo:font-size="14pt" fo:font-weight="normal" officeooo:rsid="001f5d0a" officeooo:paragraph-rsid="001f5d0a"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fo:font-style="normal" fo:font-weight="normal" officeooo:rsid="002507c4" officeooo:paragraph-rsid="002507c4"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justify" style:justify-single-word="false"/>
      <style:text-properties officeooo:paragraph-rsid="001f5d0a"/>
    </style:style>
    <style:style style:name="P16" style:family="paragraph" style:parent-style-name="Standard">
      <style:paragraph-properties fo:text-align="justify" style:justify-single-word="false"/>
      <style:text-properties officeooo:paragraph-rsid="00206e4e"/>
    </style:style>
    <style:style style:name="P17" style:family="paragraph" style:parent-style-name="Standard">
      <style:paragraph-properties fo:text-align="justify" style:justify-single-word="false"/>
      <style:text-properties style:font-name="Liberation Serif" fo:font-size="14pt" officeooo:rsid="00206e4e" officeooo:paragraph-rsid="00206e4e" style:font-size-asian="14pt" style:font-size-complex="14pt"/>
    </style:style>
    <style:style style:name="P18" style:family="paragraph" style:parent-style-name="Standard">
      <style:paragraph-properties fo:text-align="justify" style:justify-single-word="false"/>
      <style:text-properties style:font-name="Liberation Serif" fo:font-size="14pt" officeooo:rsid="001f5d0a" officeooo:paragraph-rsid="00206e4e" style:font-size-asian="14pt" style:font-size-complex="14pt"/>
    </style:style>
    <style:style style:name="P19" style:family="paragraph" style:parent-style-name="Text_20_body" style:list-style-name="L5">
      <style:paragraph-properties fo:padding="0.0193in" fo:border="0.06pt solid #d9d9e3"/>
    </style:style>
    <style:style style:name="T1" style:family="text">
      <style:text-properties fo:font-weight="bold" style:font-weight-asian="bold" style:font-weight-complex="bold"/>
    </style:style>
    <style:style style:name="T2" style:family="text">
      <style:text-properties fo:font-variant="normal" fo:text-transform="none" fo:color="#000000" style:font-name="Liberation Serif" fo:letter-spacing="normal" fo:font-style="normal" fo:font-weight="normal"/>
    </style:style>
    <style:style style:name="T3" style:family="text">
      <style:text-properties fo:font-variant="normal" fo:text-transform="none" fo:color="#000000" style:font-name="Liberation Serif" fo:font-size="14pt" fo:letter-spacing="normal" fo:font-style="normal" fo:font-weight="bold" officeooo:rsid="001f5d0a" style:font-size-asian="14pt" style:font-weight-asian="bold" style:font-size-complex="14pt" style:font-weight-complex="bold"/>
    </style:style>
    <style:style style:name="T4" style:family="text">
      <style:text-properties fo:font-variant="normal" fo:text-transform="none" fo:color="#000000" style:font-name="Liberation Serif" fo:font-size="14pt" fo:letter-spacing="normal" fo:font-style="normal" fo:font-weight="normal" officeooo:rsid="001f5d0a" style:font-size-asian="14pt" style:font-weight-asian="bold" style:font-size-complex="14pt" style:font-weight-complex="bold"/>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fo:font-weight="normal" style:font-weight-asian="bold" style:font-weight-complex="bold"/>
    </style:style>
    <style:style style:name="T7" style:family="text">
      <style:text-properties fo:font-variant="normal" fo:text-transform="none" fo:color="#000000" fo:letter-spacing="normal" fo:font-style="normal" fo:font-weight="bold" style:font-weight-asian="bold" style:font-weight-complex="bold"/>
    </style:style>
    <style:style style:name="T8" style:family="text">
      <style:text-properties fo:font-variant="normal" fo:text-transform="none" fo:color="#000000" fo:letter-spacing="normal" fo:font-style="normal" loext:padding="0.0193in" loext:border="0.06pt solid #d9d9e3"/>
    </style:style>
    <style:style style:name="T9" style:family="text">
      <style:text-properties style:font-name="Liberation Serif"/>
    </style:style>
    <style:style style:name="T10" style:family="text">
      <style:text-properties loext:padding="0.0193in" loext:border="0.06pt solid #d9d9e3"/>
    </style:style>
    <style:style style:name="T11" style:family="text">
      <style:text-properties fo:font-size="14pt" fo:font-weight="bold" officeooo:rsid="001f5d0a" style:font-size-asian="14pt" style:font-weight-asian="bold" style:font-size-complex="14pt" style:font-weight-complex="bold"/>
    </style:style>
    <style:style style:name="T12" style:family="text">
      <style:text-properties fo:font-size="14pt" fo:font-weight="normal" officeooo:rsid="001f5d0a" style:font-size-asian="14pt" style:font-weight-asian="normal" style:font-size-complex="14pt" style:font-weight-complex="normal"/>
    </style:style>
    <style:style style:name="T13" style:family="text">
      <style:text-properties fo:font-weight="normal" style:font-weight-asian="normal" style:font-weight-complex="normal"/>
    </style:style>
    <style:style style:name="T14" style:family="text">
      <style:text-properties fo:font-style="normal" officeooo:rsid="00206e4e"/>
    </style:style>
    <style:style style:name="T15" style:family="text">
      <style:text-properties officeooo:rsid="00206e4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LASTICSEARCH</text:p>
      <text:p text:style-name="P1"/>
      <text:p text:style-name="P1"><text:tab/>Elasticsearch is an open-source, distributed search and analytics engine designed for scalability, speed, and real-time search capabilities. It is built on top of Apache Lucene and is part of the Elastic Stack (formerly known as the ELK Stack), which includes Kibana, Logstash, and Beats.</text:p>
      <text:p text:style-name="P1"/>
      <text:p text:style-name="P1"/>
      <text:p text:style-name="P9">FUNCTIONALITY</text:p>
      <text:p text:style-name="P1"/>
      <text:p text:style-name="P1"><text:span text:style-name="T1"><text:tab/>Full-Text Search:</text:span><text:span text:style-name="T13"> It's renowned for its full-text search capabilities, including fuzzy searching, stemming, and support for various languages.</text:span></text:p>
      <text:p text:style-name="P13"/>
      <text:p text:style-name="P13"><text:tab/><text:span text:style-name="T1">Distributed and Scalable:</text:span> Elasticsearch is designed to be distributed across multiple nodes, offering scalability to handle large datasets and query loads.</text:p>
      <text:p text:style-name="P13"/>
      <text:p text:style-name="P13"><text:tab/><text:span text:style-name="T1">Real-Time Indexing: </text:span>Data is indexed and becomes searchable in near-real-time, making it suitable for applications that require up-to-the-minute data.</text:p>
      <text:p text:style-name="P13"/>
      <text:p text:style-name="P13"><text:tab/><text:span text:style-name="T1">Schema-Less: </text:span>You don't need to define a schema for your data; Elasticsearch can handle JSON documents with varying structures.</text:p>
      <text:p text:style-name="P13"/>
      <text:p text:style-name="P13"><text:tab/><text:span text:style-name="T1">RESTful API: </text:span>Interact with Elasticsearch through HTTP methods like GET, POST, PUT, and DELETE, making it easy to integrate with different platforms and languages.</text:p>
      <text:p text:style-name="P13"/>
      <text:p text:style-name="P13"><text:tab/><text:span text:style-name="T1">Query DSL: </text:span>Elasticsearch employs a powerful Query DSL to perform complex queries, filter results, and aggregate data.</text:p>
      <text:p text:style-name="P13"/>
      <text:p text:style-name="P13"><text:tab/><text:span text:style-name="T1">Aggregations: </text:span>It supports aggregations for analytics, allowing you to calculate and summarize data based on your criteria.</text:p>
      <text:p text:style-name="P13"/>
      <text:p text:style-name="P13"><text:tab/><text:span text:style-name="T1">Geo-Spatial Search: </text:span>Elasticsearch includes geospatial search capabilities for location-based applications.</text:p>
      <text:p text:style-name="P13"/>
      <text:p text:style-name="P13"><text:tab/><text:span text:style-name="T1">Analysis Tools: </text:span>It provides built-in text analysis components like analyzers, tokenizers, and filters, allowing you to customize text indexing and searching.</text:p>
      <text:p text:style-name="P13"/>
      <text:p text:style-name="P13"><text:tab/><text:span text:style-name="T1">Security:</text:span> Elasticsearch offers features like role-based access control and encryption to secure your data.</text:p>
      <text:p text:style-name="P13"/>
      <text:p text:style-name="P13"><text:tab/><text:span text:style-name="T1">Monitoring and Management:</text:span> The Elastic Stack includes tools like Kibana for data visualization and monitoring, and Logstash for data ingestion.</text:p>
      <text:p text:style-name="P13"/>
      <text:p text:style-name="P1"><text:span text:style-name="T1"/></text:p>
      <text:p text:style-name="P9"><text:soft-page-break/>USE CASES</text:p>
      <text:p text:style-name="P9"/>
      <text:p text:style-name="P14"><text:tab/>Elasticsearch has quickly become the most popular search engine and is commonly used for log analytics, full-text search, security intelligence, business analytics, and operational intelligence use cases</text:p>
      <text:p text:style-name="P9"/>
      <text:p text:style-name="P1"><text:span text:style-name="T1"><text:tab/>Search Engines: </text:span><text:span text:style-name="T13">It's commonly used to build search engines for websites and applications.</text:span></text:p>
      <text:p text:style-name="P13"/>
      <text:p text:style-name="P15"><text:span text:style-name="T12"><text:tab/></text:span><text:span text:style-name="T11">Log and Event Data Analysis: </text:span><text:span text:style-name="T12">Elasticsearch is at the core of many log management and SIEM solutions, helping organizations analyze large volumes of log data for security and troubleshooting.</text:span></text:p>
      <text:p text:style-name="P13"/>
      <text:p text:style-name="P13"><text:tab/><text:span text:style-name="T1">Business Intelligence: </text:span>It can be used for business intelligence and data exploration, providing insights from large datasets.</text:p>
      <text:p text:style-name="P13"/>
      <text:p text:style-name="P13"><text:tab/><text:span text:style-name="T1">E-commerce: </text:span>Elasticsearch powers product search, filtering, and recommendations in e-commerce platforms.</text:p>
      <text:p text:style-name="P13"/>
      <text:p text:style-name="P13"><text:span text:style-name="T1"><text:tab/>Content Management Systems: </text:span>Many content management systems use Elasticsearch to enable search and filtering for content.</text:p>
      <text:p text:style-name="P13"/>
      <text:p text:style-name="P13"><text:tab/><text:span text:style-name="T1">Healthcare: </text:span>It's used to search and analyze patient records, radiology images, and other healthcare data.</text:p>
      <text:p text:style-name="P13"/>
      <text:p text:style-name="P13"><text:tab/><text:span text:style-name="T1">Media and Entertainment: </text:span>Elasticsearch helps with content recommendations, video and audio search, and real-time data analysis.</text:p>
      <text:p text:style-name="P13"/>
      <text:p text:style-name="P13"><text:tab/><text:span text:style-name="T1">Monitoring and Alerting: </text:span>It's used to monitor system performance and create alerts based on predefined thresholds.</text:p>
      <text:p text:style-name="P13"/>
      <text:p text:style-name="P13"><text:tab/><text:span text:style-name="T1">Data Exploration and Data Warehousing: </text:span>Elasticsearch can serve as a data store for ad-hoc data exploration and data warehousing use cases.</text:p>
      <text:p text:style-name="P1"/>
      <text:p text:style-name="P1"/>
      <text:p text:style-name="P3">INSTALL</text:p>
      <text:p text:style-name="P3"/>
      <text:p text:style-name="P6"><text:tab/><text:span text:style-name="T1">Download Elasticsearch: </text:span>Visit the Elasticsearch download page and choose the appropriate distribution for your operating system.</text:p>
      <text:p text:style-name="P6"/>
      <text:p text:style-name="P6"><text:tab/><text:span text:style-name="T1">Install and Run: </text:span>Installation steps vary by OS, but generally, you'll extract the downloaded files, navigate to the Elasticsearch directory, and run the Elasticsearch binary. Detailed installation instructions can be found in the official documentation.</text:p>
      <text:p text:style-name="P6"/>
      <text:p text:style-name="P6"><text:soft-page-break/><text:tab/><text:span text:style-name="T1">Configuration: </text:span>Elasticsearch configuration files are located in the config directory. You may need to modify the elasticsearch.yml file to customize settings like cluster name, node name, and network settings.</text:p>
      <text:p text:style-name="P6"/>
      <text:p text:style-name="P6"><text:tab/><text:span text:style-name="T1">Start Elasticsearch: </text:span>Run the bin/elasticsearch script to start the Elasticsearch server.</text:p>
      <text:p text:style-name="P6"/>
      <text:p text:style-name="P6"><text:tab/><text:span text:style-name="T1">Access Elasticsearch: </text:span>By default, Elasticsearch's RESTful API is available at <text:a xlink:type="simple" xlink:href="http://localhost:9200/" text:style-name="Internet_20_link" text:visited-style-name="Visited_20_Internet_20_Link">http://localhost:9200</text:a>. You can use tools like curl or libraries in your preferred programming language to interact with it.</text:p>
      <text:p text:style-name="P11"><text:span text:style-name="T2"/></text:p>
      <text:p text:style-name="P5"/>
      <text:p text:style-name="P5"/>
      <text:p text:style-name="P7"><text:span text:style-name="T15">Elasticsearch</text:span> in Magento 2:</text:p>
      <text:p text:style-name="P5"/>
      <text:p text:style-name="P16"><text:span text:style-name="T4"><text:tab/></text:span><text:span text:style-name="T3">Improved Search:</text:span><text:span text:style-name="T4"> Elasticsearch integration significantly enhances the search capabilities. It offers features like full-text search, support for multiple languages, and advanced search features, making it easier for customers to find products.</text:span></text:p>
      <text:p text:style-name="P16"><text:span text:style-name="T4"/></text:p>
      <text:p text:style-name="P16"><text:span text:style-name="T4"><text:tab/></text:span><text:span text:style-name="T3">Fast and Accurate: </text:span><text:span text:style-name="T4">Elasticsearch is known for its speed and accuracy in searching, which is crucial for e-commerce sites. It can handle a large catalog of products and return relevant results quickly.</text:span></text:p>
      <text:p text:style-name="P16"><text:span text:style-name="T4"/></text:p>
      <text:p text:style-name="P16"><text:span text:style-name="T4"><text:tab/></text:span><text:span text:style-name="T3">Custom Attributes: </text:span><text:span text:style-name="T4">With Elasticsearch, you can configure custom attributes for products and use them in search queries. This allows you to create a more personalized and efficient search experience.</text:span></text:p>
      <text:p text:style-name="P16"><text:span text:style-name="T4"/></text:p>
      <text:p text:style-name="P16"><text:span text:style-name="T4"><text:tab/></text:span><text:span text:style-name="T3">Real-Time Updates: </text:span><text:span text:style-name="T4">Elasticsearch's real-time indexing ensures that product updates, additions, and changes are reflected immediately in search results, ensuring that customers see the latest information.</text:span></text:p>
      <text:p text:style-name="P16"><text:span text:style-name="T4"/></text:p>
      <text:p text:style-name="P16"><text:span text:style-name="T4"><text:tab/></text:span><text:span text:style-name="T3">Autocomplete and Suggestions: </text:span><text:span text:style-name="T4">Elasticsearch can be used to implement features like auto-suggestions and autocomplete, which can improve the user experience and drive sales.</text:span></text:p>
      <text:p text:style-name="P16"><text:span text:style-name="T4"/></text:p>
      <text:p text:style-name="P16"><text:span text:style-name="T4"><text:tab/></text:span><text:span text:style-name="T3">Faceted Search: </text:span><text:span text:style-name="T4">It supports faceted search, allowing customers to filter search results based on attributes like price, brand, size, color, and more.</text:span></text:p>
      <text:p text:style-name="P16"><text:span text:style-name="T4"/></text:p>
      <text:p text:style-name="P16"><text:span text:style-name="T4"><text:tab/></text:span><text:span text:style-name="T3">Extension Support: </text:span><text:span text:style-name="T4">Magento 2 has extensions available that make it easier to integrate Elasticsearch with your store. Some popular extensions include ElasticSuite and Mirasvit Sphinx Search Ultimate.</text:span></text:p>
      <text:p text:style-name="P5"/>
      <text:p text:style-name="P5"/>
      <text:p text:style-name="P5"/>
      <text:p text:style-name="P5"/>
      <text:p text:style-name="P7"><text:soft-page-break/><text:span text:style-name="T15">Elasticsearch</text:span> in WordPress:</text:p>
      <text:p text:style-name="P5"/>
      <text:p text:style-name="P4"><text:span text:style-name="T7"><text:tab/>Content Search:</text:span><text:span text:style-name="T6"> WordPress is widely used for content management and blogging. Elasticsearch integration can significantly improve content search capabilities. It enables fast and accurate retrieval of articles, blog posts, and other content.</text:span></text:p>
      <text:p text:style-name="P4"><text:span text:style-name="T6"/></text:p>
      <text:p text:style-name="P4"><text:span text:style-name="T6"><text:tab/></text:span><text:span text:style-name="T7">Custom Fields: </text:span><text:span text:style-name="T6">Elasticsearch allows you to create custom fields and indices for your WordPress content. This can be beneficial when you have a wide variety of content types and want to search them efficiently.</text:span></text:p>
      <text:p text:style-name="P4"><text:span text:style-name="T6"/></text:p>
      <text:p text:style-name="P4"><text:span text:style-name="T6"><text:tab/></text:span><text:span text:style-name="T7">Plugins: </text:span><text:span text:style-name="T6">There are Elasticsearch plugins available for WordPress, such as "ElasticPress" and "SearchWP." These plugins simplify the integration process and offer additional features like search analytics.</text:span></text:p>
      <text:p text:style-name="P4"><text:span text:style-name="T6"/></text:p>
      <text:p text:style-name="P4"><text:span text:style-name="T6"><text:tab/></text:span><text:span text:style-name="T7">Scalability: </text:span><text:span text:style-name="T6">Elasticsearch's distributed architecture makes it suitable for large websites with extensive content. You can scale Elasticsearch to handle growing amounts of content and traffic.</text:span></text:p>
      <text:p text:style-name="P4"><text:span text:style-name="T6"/></text:p>
      <text:p text:style-name="P4"><text:span text:style-name="T6"><text:tab/></text:span><text:span text:style-name="T7">Real-Time Indexing: </text:span><text:span text:style-name="T6">Elasticsearch ensures that changes to your content are indexed in real-time, so the search results are always up to date.</text:span></text:p>
      <text:p text:style-name="P4"><text:span text:style-name="T6"/></text:p>
      <text:p text:style-name="P4"><text:span text:style-name="T6"><text:tab/></text:span><text:span text:style-name="T7">Faceted Search: </text:span><text:span text:style-name="T6">For websites with diverse content, Elasticsearch can be used to implement faceted search to help users filter content based on categories, tags, and custom attributes.</text:span></text:p>
      <text:p text:style-name="P4"><text:span text:style-name="T6"/></text:p>
      <text:p text:style-name="P4"><text:span text:style-name="T6"><text:tab/></text:span><text:span text:style-name="T7">Multilingual Support: </text:span><text:span text:style-name="T6">Elasticsearch offers robust support for multilingual content, making it easier to manage and search content in different languages.</text:span></text:p>
      <text:p text:style-name="P4"><text:span text:style-name="T6"/></text:p>
      <text:p text:style-name="P4"><text:span text:style-name="T6"><text:tab/></text:span><text:span text:style-name="T7">Related Content and Suggestions: </text:span><text:span text:style-name="T6">Elasticsearch can be used to provide related content recommendations and search suggestions, improving the user experience.</text:span></text:p>
      <text:p text:style-name="P5"/>
      <text:p text:style-name="P8"/>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svg:font-family="'Google Sans', arial, sans-serif"/>
    <style:font-face style:name="Lohit Devanagari1" svg:font-family="'Lohit Devanagari'"/>
    <style:font-face style:name="Menlo" svg:font-family="Menlo, Monaco, Consolas, 'liberation mono', 'courier new', monospace"/>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09T09:35:59.368625441</meta:creation-date>
    <dc:date>2023-10-23T10:43:48.363030846</dc:date>
    <meta:editing-duration>PT33M20S</meta:editing-duration>
    <meta:editing-cycles>10</meta:editing-cycles>
    <meta:generator>LibreOffice/6.4.7.2$Linux_X86_64 LibreOffice_project/40$Build-2</meta:generator>
    <meta:document-statistic meta:table-count="0" meta:image-count="0" meta:object-count="0" meta:page-count="4" meta:paragraph-count="48" meta:word-count="951" meta:character-count="6949" meta:non-whitespace-character-count="6004"/>
  </office:meta>
</office:document-meta>
</file>